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d8e5" officeooo:paragraph-rsid="000bd8e5"/>
    </style:style>
    <style:style style:name="P2" style:family="paragraph" style:parent-style-name="Standard">
      <style:paragraph-properties fo:text-align="center" style:justify-single-word="false"/>
      <style:text-properties officeooo:rsid="000ceabc" officeooo:paragraph-rsid="000ceabc"/>
    </style:style>
    <style:style style:name="P3" style:family="paragraph" style:parent-style-name="Standard">
      <style:paragraph-properties fo:text-align="start" style:justify-single-word="false"/>
      <style:text-properties officeooo:rsid="000ceabc" officeooo:paragraph-rsid="000ceabc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ceabc" officeooo:paragraph-rsid="000ceab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<text:span text:style-name="T1">ALGORITMO DE ACORDAR</text:span></text:p>
      <text:p text:style-name="P2"><text:span text:style-name="T1"/></text:p>
      <text:p text:style-name="P3"><text:span text:style-name="T1"/></text:p>
      <text:p text:style-name="P4">1 – ABRIR O OLHO</text:p>
      <text:p text:style-name="P4">2 – LEVANTAR DA CAMA</text:p>
      <text:p text:style-name="P4">3 – SE ESPREGUIÇAR</text:p>
      <text:p text:style-name="P4">4 – IR AO BANHEIRO</text:p>
      <text:p text:style-name="P4">5 – LAVAR O ROSTO</text:p>
      <text:p text:style-name="P4">6 – ESCOVAR OS DENTES</text:p>
      <text:p text:style-name="P4">7 – IR NA COZINHA</text:p>
      <text:p text:style-name="P4">8 – INICIAR O PREPARO DO CAFÉ DA MANHÃ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8:28:35.017000000</meta:creation-date>
    <dc:date>2024-02-04T18:47:46.424000000</dc:date>
    <meta:editing-duration>PT19M11S</meta:editing-duration>
    <meta:editing-cycles>2</meta:editing-cycles>
    <meta:generator>LibreOffice/7.6.4.1$Windows_X86_64 LibreOffice_project/e19e193f88cd6c0525a17fb7a176ed8e6a3e2aa1</meta:generator>
    <meta:print-date>2024-02-04T18:34:03.259000000</meta:print-date>
    <meta:printed-by>Arquivos PDF</meta:printed-by>
    <meta:document-statistic meta:table-count="0" meta:image-count="0" meta:object-count="0" meta:page-count="1" meta:paragraph-count="9" meta:word-count="38" meta:character-count="186" meta:non-whitespace-character-count="149"/>
  </office:meta>
</office:document-meta>
</file>